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8792in" fo:margin-left="-0.1597in" fo:margin-top="0in" fo:margin-bottom="0in" style:page-number="1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3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df5c81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1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2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3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4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ecaaa1" officeooo:paragraph-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paragraph-rsid="00edebf5" style:font-name-asian="Roboto2" style:font-size-asian="10pt" style:font-weight-asian="normal" style:font-name-complex="Roboto2" style:font-size-complex="10pt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3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7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eabdaa" style:font-weight-asian="normal" style:font-weight-complex="normal"/>
    </style:style>
    <style:style style:name="P48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edebf5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eabdaa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edebf5" style:font-size-asian="10pt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edebf5" officeooo:paragraph-rsid="00edebf5" style:font-name-asian="Roboto2" style:font-size-asian="10pt" style:font-weight-asian="bold" style:font-name-complex="Roboto2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weight="bold" officeooo:rsid="00ecaaa1" style:font-weight-asian="bold" style:font-weight-complex="bold"/>
    </style:style>
    <style:style style:name="T7" style:family="text">
      <style:text-properties fo:font-weight="bold" officeooo:rsid="00bf2b2d" style:font-weight-asian="bold" style:font-weight-complex="bold"/>
    </style:style>
    <style:style style:name="T8" style:family="text">
      <style:text-properties fo:font-size="10pt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7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9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3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4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7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8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9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0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4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3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2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3" style:family="text">
      <style:text-properties style:font-name="Roboto1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e6abea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officeooo:rsid="00e3e2ee" style:font-name-asian="Roboto2" style:font-size-asian="10pt" style:font-style-asian="normal" style:font-name-complex="Roboto2" style:font-size-complex="10pt" style:font-style-complex="normal"/>
    </style:style>
    <style:style style:name="T56" style:family="text">
      <style:text-properties style:font-name="Roboto1"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57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8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59" style:family="text">
      <style:text-properties style:font-name="Roboto1" fo:font-size="10pt" fo:font-style="normal" style:text-underline-style="none" officeooo:rsid="008f9311" style:font-name-asian="Roboto2" style:font-size-asian="10pt" style:font-style-asian="normal" style:font-name-complex="Roboto2" style:font-size-complex="10pt" style:font-style-complex="normal"/>
    </style:style>
    <style:style style:name="T60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1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2" style:family="text">
      <style:text-properties style:font-name="Roboto1" fo:font-size="10pt" fo:font-style="normal" style:text-underline-style="none" officeooo:rsid="00eabdaa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64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5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5fbdae" style:font-weight-asian="normal" style:font-weight-complex="normal"/>
    </style:style>
    <style:style style:name="T68" style:family="text">
      <style:text-properties fo:font-weight="normal" officeooo:rsid="00edebf5" style:font-weight-asian="normal" style:font-weight-complex="normal"/>
    </style:style>
    <style:style style:name="T69" style:family="text">
      <style:text-properties officeooo:rsid="0060ff9f"/>
    </style:style>
    <style:style style:name="T7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71" style:family="text">
      <style:text-properties fo:font-style="normal" officeooo:rsid="008e79c7" style:font-style-asian="normal" style:font-style-complex="normal"/>
    </style:style>
    <style:style style:name="T72" style:family="text">
      <style:text-properties fo:font-style="normal" officeooo:rsid="00bf2b2d" style:font-style-asian="normal" style:font-style-complex="normal"/>
    </style:style>
    <style:style style:name="T73" style:family="text">
      <style:text-properties fo:font-style="normal" style:text-underline-style="none" fo:font-weight="bold" officeooo:rsid="00bf2b2d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officeooo:rsid="00bf2b2d" style:font-style-asian="normal" style:font-style-complex="normal" style:font-weight-complex="normal"/>
    </style:style>
    <style:style style:name="T75" style:family="text">
      <style:text-properties officeooo:rsid="0082c05c"/>
    </style:style>
    <style:style style:name="T76" style:family="text">
      <style:text-properties officeooo:rsid="0094c2de"/>
    </style:style>
    <style:style style:name="T7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none" officeooo:rsid="00bf2b2d" style:font-style-asian="italic" style:font-style-complex="normal" style:font-weight-complex="normal"/>
    </style:style>
    <style:style style:name="T80" style:family="text">
      <style:text-properties fo:font-style="italic" style:font-style-asian="italic"/>
    </style:style>
    <style:style style:name="T81" style:family="text">
      <style:text-properties fo:font-style="italic" officeooo:rsid="00edebf5" style:font-style-asian="italic"/>
    </style:style>
    <style:style style:name="T82" style:family="text">
      <style:text-properties fo:font-style="italic" officeooo:rsid="00bf2b2d" style:font-style-asian="italic"/>
    </style:style>
    <style:style style:name="T83" style:family="text">
      <style:text-properties fo:font-style="italic" fo:font-weight="bold" officeooo:rsid="00bf2b2d" style:font-style-asian="italic" style:font-weight-asian="bold" style:font-weight-complex="bold"/>
    </style:style>
    <style:style style:name="T84" style:family="text">
      <style:text-properties officeooo:rsid="009b41a1"/>
    </style:style>
    <style:style style:name="T85" style:family="text">
      <style:text-properties officeooo:rsid="009f14e6"/>
    </style:style>
    <style:style style:name="T86" style:family="text">
      <style:text-properties officeooo:rsid="00a884b6"/>
    </style:style>
    <style:style style:name="T87" style:family="text">
      <style:text-properties officeooo:rsid="00ad8019"/>
    </style:style>
    <style:style style:name="T88" style:family="text">
      <style:text-properties officeooo:rsid="00ba1d29"/>
    </style:style>
    <style:style style:name="T89" style:family="text">
      <style:text-properties officeooo:rsid="00d0b07b"/>
    </style:style>
    <style:style style:name="T90" style:family="text">
      <style:text-properties officeooo:rsid="00e1f740"/>
    </style:style>
    <style:style style:name="T91" style:family="text">
      <style:text-properties officeooo:rsid="00ecaaa1"/>
    </style:style>
    <style:style style:name="T92" style:family="text">
      <style:text-properties officeooo:rsid="00bf2b2d"/>
    </style:style>
    <style:style style:name="T93" style:family="text">
      <style:text-properties officeooo:rsid="00edebf5"/>
    </style:style>
    <style:style style:name="T94" style:family="text">
      <style:text-properties officeooo:rsid="00edf01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66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1492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56in" svg:y="0.372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862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1457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339in" svg:y="0.5909in" svg:width="0.1791in" svg:height="0.1791in" draw:z-index="5">
        <draw:image xlink:href="Pictures/10000201000002000000020062654E3D0C88CBBE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<text:span text:style-name="T76">R</text:span>ICHARD S. ZHU</text:p>
          </table:table-cell>
          <table:table-cell table:style-name="Table2.B1" office:value-type="string">
            <text:p text:style-name="P29">rszhu@berkeley.edu</text:p>
            <text:p text:style-name="P27">858-371-8838</text:p>
            <text:p text:style-name="P28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6">ocf.io/rszhu</text:p>
            <text:p text:style-name="P3">linkedin.com/in/rszhu</text:p>
            <text:p text:style-name="P25">github.com/richardszhu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E<text:span text:style-name="T89">DUCATION</text:span></text:p>
          </table:table-cell>
          <table:table-cell table:style-name="Table1.A1" office:value-type="string">
            <text:p text:style-name="P14"><text:span text:style-name="T9">University of California, Berkeley <text:s text:c="19"/></text:span><text:span text:style-name="T18"><text:s/></text:span><text:span text:style-name="T9"><text:s text:c="51"/></text:span><text:span text:style-name="T12"><text:s text:c="7"/></text:span><text:span text:style-name="T21"><text:s/></text:span><text:span text:style-name="T22">Expected Graduation: </text:span><text:span text:style-name="T19">May 2023</text:span><text:span text:style-name="T9"> <text:s text:c="81"/></text:span></text:p>
            <text:p text:style-name="P15"><text:span text:style-name="T20">B.A. Computer Science</text:span><text:span text:style-name="T23"> </text:span><text:span text:style-name="T8"><text:s text:c="92"/></text:span><text:span text:style-name="T13"><text:s text:c="15"/></text:span></text:p>
            <text:p text:style-name="P17"><text:span text:style-name="T77">Relevant Coursework:</text:span><text:span text:style-name="T78"> </text:span>Structure of Computer Programs, <text:span text:style-name="T75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0">SKILLS</text:p>
          </table:table-cell>
          <table:table-cell table:style-name="Table1.A1" office:value-type="string">
            <text:p text:style-name="P16"><text:span text:style-name="T70">Languages:</text:span><text:span text:style-name="T5"> </text:span>Python, Java, SQL, HTML/CSS, <text:span text:style-name="T90">JavaScript</text:span></text:p>
            <text:p text:style-name="P18"><text:span text:style-name="T70">Frameworks/Technologies:</text:span><text:span text:style-name="T5"> </text:span><text:span text:style-name="T67">Git, </text:span>Linux (Ubuntu), <text:span text:style-name="T69">NumPy, Bootstrap</text:span></text:p>
          </table:table-cell>
        </table:table-row>
        <table:table-row table:style-name="Table1.3">
          <table:table-cell table:style-name="Table1.A1" office:value-type="string">
            <text:p text:style-name="P22">PROJECTS</text:p>
          </table:table-cell>
          <table:table-cell table:style-name="Table1.A1" office:value-type="string">
            <text:p text:style-name="P13"><text:span text:style-name="T35">Investment </text:span><text:span text:style-name="T29">Portfolio Diversity Visualization Tool </text:span><text:span text:style-name="T30">(</text:span><text:span text:style-name="T32">Python, </text:span><text:span text:style-name="T34">MatPlotLib, </text:span><text:span text:style-name="T31">Git</text:span><text:span text:style-name="T30">)</text:span></text:p>
            <text:p text:style-name="P13"><text:span text:style-name="T57"><text:s text:c="2"/>★ <text:s/></text:span><text:span text:style-name="T63"><text:s/></text:span><text:span text:style-name="T64">Winn</text:span><text:span text:style-name="T65">ing Project</text:span><text:span text:style-name="T64"> of the CalHacks 2019 BlackRock API Prize</text:span></text:p>
            <text:list xml:id="list242632974" text:style-name="L1">
              <text:list-item>
                <text:p text:style-name="P30"><text:span text:style-name="T39">A tool</text:span><text:span text:style-name="T37"> that visualizes the diversity of an investment portfolio </text:span><text:span text:style-name="T38">given</text:span><text:span text:style-name="T37"> any </text:span><text:span text:style-name="T40">applicable </text:span><text:span text:style-name="T37">security attribute </text:span></text:p>
              </text:list-item>
              <text:list-item>
                <text:p text:style-name="P33"><text:span text:style-name="T84">Leveraged</text:span> BlackRock API to <text:span text:style-name="T88">compile, </text:span>sort, and categorize <text:span text:style-name="T85">security</text:span> data f<text:span text:style-name="T85">rom an array of stock symbols</text:span></text:p>
              </text:list-item>
              <text:list-item>
                <text:p text:style-name="P43"><text:span text:style-name="T50">Integrated</text:span><text:span text:style-name="T48"> MatPlotLib to visualize </text:span><text:span text:style-name="T49">calculated diversity</text:span><text:span text:style-name="T48"> data and to create a GUI for </text:span><text:span text:style-name="T51">user</text:span><text:span text:style-name="T48"> </text:span><text:span text:style-name="T52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<text:span text:style-name="T29">Bomberman Remastered </text:span><text:span text:style-name="T30">(Java, </text:span><text:span text:style-name="T31">Git</text:span><text:span text:style-name="T30">)</text:span></text:p>
            <text:list xml:id="list1504364911613" text:continue-numbering="true" text:style-name="L1">
              <text:list-item>
                <text:p text:style-name="P34">An improved remake of the classic video game Bomberman that can be played on modern devices</text:p>
              </text:list-item>
              <text:list-item>
                <text:p text:style-name="P34">Fully recreated core gameplay functionalities, such as player action timers and random power-up drops</text:p>
              </text:list-item>
              <text:list-item>
                <text:p text:style-name="P40">Added an all-new local multiplayer mode, including dynamic player vs. player gameplay </text:p>
              </text:list-item>
              <text:list-item>
                <text:p text:style-name="P42"><text:span text:style-name="T71">Utilized the Java Swing toolkit to design game menus </text:span><text:span text:style-name="T72">and </text:span><text:span text:style-name="T71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0">Scheme <text:span text:style-name="T87">Language</text:span> Interpreter <text:span text:style-name="T86">(</text:span>Python)</text:p>
            <text:list xml:id="list1504361063648" text:continue-numbering="true" text:style-name="L1">
              <text:list-item>
                <text:p text:style-name="P44"><text:span text:style-name="T24">A</text:span><text:span text:style-name="T25">n i</text:span><text:span text:style-name="T24">nterpreter for the Scheme </text:span><text:span text:style-name="T25">programming </text:span><text:span text:style-name="T24">language </text:span><text:span text:style-name="T27">(a dialect of Lisp)</text:span><text:span text:style-name="T24">, </text:span><text:span text:style-name="T25">built </text:span><text:span text:style-name="T26">using</text:span><text:span text:style-name="T25"> Python</text:span></text:p>
              </text:list-item>
              <text:list-item>
                <text:p text:style-name="P31"><text:span text:style-name="T37">Implemented </text:span><text:span text:style-name="T41">environments, </text:span><text:span text:style-name="T37">lexical </text:span><text:span text:style-name="T42">and </text:span><text:span text:style-name="T37">dynamic scoping, </text:span><text:span text:style-name="T42">exceptions, macros,</text:span><text:span text:style-name="T44"> </text:span><text:span text:style-name="T43">special form</text:span><text:span text:style-name="T44">s, and more</text:span></text:p>
              </text:list-item>
              <text:list-item>
                <text:p text:style-name="P46"><text:span text:style-name="T45">Ensured </text:span><text:span text:style-name="T36">correct recursive evaluation </text:span><text:span text:style-name="T47">procedures</text:span><text:span text:style-name="T36"> for call expressions, special forms, </text:span><text:span text:style-name="T46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50">Personal Website (HTML, CSS, JavaScript) </text:p>
            <text:list xml:id="list1504268748159" text:continue-numbering="true" text:style-name="L1">
              <text:list-item>
                <text:p text:style-name="P47"><text:span text:style-name="T59">C</text:span><text:span text:style-name="T58">reated a personal website </text:span><text:span text:style-name="T60">from </text:span><text:span text:style-name="T61">the ground up</text:span><text:span text:style-name="T60">, adhering to a </text:span><text:span text:style-name="T62">planned design blueprint</text:span></text:p>
              </text:list-item>
              <text:list-item>
                <text:p text:style-name="P47"><text:span text:style-name="T53">U</text:span><text:span text:style-name="T48">tilized the Bootstrap framework to organize </text:span><text:span text:style-name="T54">page</text:span><text:span text:style-name="T48"> </text:span><text:span text:style-name="T55">layout </text:span><text:span text:style-name="T56">and specify element styling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504699193199" text:continue-numbering="true" text:style-name="L1">
              <text:list-item>
                <text:p text:style-name="P34">An interactive typing program that calculates typing speed and accuracy with every keystroke</text:p>
              </text:list-item>
              <text:list-item>
                <text:p text:style-name="P32"><text:span text:style-name="T43">Built</text:span><text:span text:style-name="T37"> smart autocorrect feature </text:span><text:span text:style-name="T44">that determines </text:span><text:span text:style-name="T37">similarity between input and a base word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4">EXPERIENCE</text:p>
          </table:table-cell>
          <table:table-cell table:style-name="Table1.A1" office:value-type="string">
            <text:list xml:id="list2411651571" text:style-name="WWNum3">
              <text:list-header>
                <text:p text:style-name="P48"><text:span text:style-name="T9">Gateways Summer School <text:s text:c="2"/></text:span><text:span text:style-name="T8"><text:s text:c="121"/></text:span><text:span text:style-name="T10">San Diego, CA</text:span></text:p>
              </text:list-header>
            </text:list>
            <text:p text:style-name="P8"><text:span text:style-name="T14">Teaching Aide <text:s text:c="133"/>Jul.</text:span><text:span text:style-name="T13"> 2018 — Aug. 2018</text:span></text:p>
            <text:list xml:id="list1504319719924" text:continue-list="list1504699193199" text:style-name="L1">
              <text:list-item>
                <text:p text:style-name="P45"><text:span text:style-name="T24">Aided Architecture &amp; Engineering teacher with giving lessons and </text:span><text:span text:style-name="T26">explaining </text:span><text:span text:style-name="T28">provided</text:span><text:span text:style-name="T26"> examples</text:span></text:p>
              </text:list-item>
              <text:list-item>
                <text:p text:style-name="P35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2"><text:span text:style-name="T29">Online Clothing Page <text:s text:c="131"/></text:span><text:span text:style-name="T36"><text:s/></text:span><text:span text:style-name="T33">San Diego, CA</text:span><text:span text:style-name="T29"> <text:s text:c="27"/></text:span></text:p>
            <text:p text:style-name="P6"><text:span text:style-name="T17">Self Employed</text:span><text:span text:style-name="T11"> <text:s text:c="12"/></text:span><text:span text:style-name="T9"><text:s text:c="52"/></text:span><text:span text:style-name="T13"><text:s text:c="67"/>Jan. 2018 — </text:span><text:span text:style-name="T16">May</text:span><text:span text:style-name="T13"> 2019</text:span></text:p>
            <text:list xml:id="list1503434868533" text:continue-numbering="true" text:style-name="L1">
              <text:list-item>
                <text:p text:style-name="P36">Sold, packaged, and shipped clothing, cosmetics, books, and other items online</text:p>
              </text:list-item>
              <text:list-item>
                <text:p text:style-name="P36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3">ACTIVITIES</text:p>
          </table:table-cell>
          <table:table-cell table:style-name="Table1.A1" office:value-type="string">
            <text:p text:style-name="P5"><text:span text:style-name="T9">Catalyst for Success <text:s text:c="132"/></text:span><text:span text:style-name="T10">San Diego, CA</text:span></text:p>
            <text:p text:style-name="P7"><text:span text:style-name="T14">Treasurer, </text:span><text:span text:style-name="T15">Senior Technology Mentor</text:span><text:span text:style-name="T14"> <text:s/></text:span><text:span text:style-name="T8"><text:s text:c="90"/></text:span><text:span text:style-name="T13">Sep. 2017 — Aug. 2019</text:span></text:p>
            <text:list xml:id="list1503596382094" text:continue-numbering="true" text:style-name="L1">
              <text:list-item>
                <text:p text:style-name="P37">Taught programming and circuitry at the library to over 200 students (Python, Javascript, Arduino)</text:p>
              </text:list-item>
              <text:list-item>
                <text:p text:style-name="P37">Worked with library officials to organize regular weekly workshops and week-long summer camp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53">AWARDS</text:p>
          </table:table-cell>
          <table:table-cell table:style-name="Table1.A1" office:value-type="string">
            <text:p text:style-name="P49">CalHacks 2019 <text:span text:style-name="T66">—</text:span> <text:span text:style-name="T66">BlackRock API Prize </text:span><text:span text:style-name="T68">Winner</text:span></text:p>
            <text:p text:style-name="P51"><text:span text:style-name="T4">Intuit Scholarship Program </text:span><text:span text:style-name="T66">— Computer Science Scholar</text:span></text:p>
            <text:p text:style-name="P51"><text:span text:style-name="T4">Intuit George A. Hansen Program</text:span> — Computer Science Scholar</text:p>
            <text:p text:style-name="P51"><text:span text:style-name="T4">Southern California Developmental Soccer League </text:span>— <text:span text:style-name="T94">Division 1 </text:span>Champ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4T00:15:02.844549765</dc:date>
    <meta:editing-duration>P1DT1H17M46S</meta:editing-duration>
    <meta:editing-cycles>176</meta:editing-cycles>
    <meta:document-statistic meta:table-count="2" meta:image-count="6" meta:object-count="0" meta:page-count="1" meta:paragraph-count="54" meta:word-count="438" meta:character-count="4064" meta:non-whitespace-character-count="2648"/>
  </office:meta>
</office:document-meta>
</file>